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556000003008E1DE501C0F72A0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217cm, 14.971cm, 8.303cm, 7.64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11cm" svg:height="3.047cm" svg:x="6.462cm" svg:y="3.54cm">
          <draw:image xlink:href="Pictures/1000000000000556000003008E1DE501C0F72A0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7:34:42.652782638</meta:creation-date>
    <dc:date>2017-06-08T18:39:22.736882433</dc:date>
    <meta:editing-duration>PT4M10S</meta:editing-duration>
    <meta:editing-cycles>2</meta:editing-cycles>
    <meta:generator>LibreOffice/5.2.3.2$Linux_x86 LibreOffice_project/20m0$Build-2</meta:generator>
    <meta:document-statistic meta:object-count="1"/>
  </office:meta>
</office:document-meta>
</file>